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6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26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2])" office:value-type="float" office:value="0" calcext:value-type="float">
            <text:p>-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6:59:22.598000000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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59:22.6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7-14T16:59:57.926000000</dc:date>
    <meta:print-date>2025-05-08T10:23:24.397000000</meta:print-date>
    <dc:language>pt-PT</dc:language>
    <meta:editing-cycles>678</meta:editing-cycles>
    <meta:editing-duration>PT21H4M36S</meta:editing-duration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